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h serif" svg:font-family="'Liberatioh serif'"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9e68d" style:font-weight-asian="normal" style:font-weight-complex="normal"/>
    </style:style>
    <style:style style:name="P5"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11" style:family="paragraph" style:parent-style-name="Standard">
      <style:paragraph-properties fo:text-align="end" style:justify-single-word="false">
        <style:tab-stops/>
      </style:paragraph-properties>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loext:graphic-properties draw:fill-gradient-name="gradient" draw:fill-hatch-name="hatch"/>
      <style:paragraph-properties fo:margin-top="0in" fo:margin-bottom="0in" style:contextual-spacing="true"/>
    </style:style>
    <style:style style:name="P1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5"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16"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17"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18"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19"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20"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1"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22"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23"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2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2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26"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2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2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3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3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c6080" style:font-weight-asian="normal" style:font-weight-complex="normal"/>
    </style:style>
    <style:style style:name="P3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33"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34" style:family="paragraph" style:parent-style-name="Text_20_body">
      <loext:graphic-properties draw:fill-gradient-name="gradient" draw:fill-hatch-name="hatch"/>
      <style:paragraph-properties fo:margin-top="0in" fo:margin-bottom="0in" style:contextual-spacing="true"/>
      <style:text-properties officeooo:paragraph-rsid="001c6080"/>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333333" loext:opacity="100%" style:font-name="apple-system" fo:letter-spacing="normal" fo:font-style="normal" fo:font-weight="normal"/>
    </style:style>
    <style:style style:name="T3" style:family="text">
      <style:text-properties fo:font-variant="normal" fo:text-transform="none" fo:color="#333333" loext:opacity="100%" style:font-name="Liberation Serif" fo:letter-spacing="normal" fo:font-style="normal" fo:font-weight="normal"/>
    </style:style>
    <style:style style:name="T4" style:family="text">
      <style:text-properties officeooo:rsid="001a63e3"/>
    </style:style>
    <style:style style:name="T5" style:family="text">
      <style:text-properties officeooo:rsid="0010d860"/>
    </style:style>
    <style:style style:name="T6" style:family="text">
      <style:text-properties fo:language="en" fo:country="PH"/>
    </style:style>
    <style:style style:name="T7" style:family="text">
      <style:text-properties fo:language="en" fo:country="PH" officeooo:rsid="0010f3db"/>
    </style:style>
    <style:style style:name="T8" style:family="text">
      <style:text-properties fo:language="en" fo:country="PH" officeooo:rsid="00147f46"/>
    </style:style>
    <style:style style:name="T9" style:family="text">
      <style:text-properties fo:language="en" fo:country="PH" officeooo:rsid="0019e68d"/>
    </style:style>
    <style:style style:name="T10" style:family="text">
      <style:text-properties fo:language="en" fo:country="PH" officeooo:rsid="001c6080"/>
    </style:style>
    <style:style style:name="T11" style:family="text">
      <style:text-properties officeooo:rsid="0019e68d"/>
    </style:style>
    <style:style style:name="T12" style:family="text">
      <style:text-properties officeooo:rsid="001ab1c4"/>
    </style:style>
    <style:style style:name="T13" style:family="text">
      <style:text-properties fo:font-size="12pt" style:font-size-asian="12pt" style:font-size-complex="12pt"/>
    </style:style>
    <style:style style:name="T14" style:family="text">
      <style:text-properties officeooo:rsid="001c6080"/>
    </style:style>
    <style:style style:name="T15" style:family="text">
      <style:text-properties fo:font-size="13pt" style:font-size-asian="13pt" style:font-size-complex="13pt"/>
    </style:style>
    <style:style style:name="T16" style:family="text">
      <style:text-properties fo:color="#333333" loext:opacity="100%"/>
    </style:style>
    <style:style style:name="T17" style:family="text">
      <style:text-properties fo:color="#333333" loext:opacity="100%" style:font-name="apple-system" fo:font-size="13pt" style:font-size-asian="13pt" style:font-size-complex="13pt"/>
    </style:style>
    <style:style style:name="T18" style:family="text">
      <style:text-properties fo:color="#333333" loext:opacity="100%" style:font-name="Liberation Serif" fo:font-size="13pt" style:font-size-asian="13pt" style:font-size-complex="13pt"/>
    </style:style>
    <style:style style:name="T19" style:family="text">
      <style:text-properties fo:color="#333333" loext:opacity="100%" fo:font-size="13pt" style:font-size-asian="13pt" style:font-size-complex="13pt"/>
    </style:style>
    <style:style style:name="T20" style:family="text">
      <style:text-properties fo:font-weight="normal" style:font-weight-asian="normal" style:font-weight-complex="normal"/>
    </style:style>
    <style:style style:name="T21" style:family="text">
      <style:text-properties fo:font-weight="normal" officeooo:rsid="0010d86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cII BookStream 001.01 ~ Khezri's “Governing Continuous Transformation”</text:p>
      <text:p text:style-name="P9"/>
      <text:p text:style-name="P9"/>
      <text:p text:style-name="P27"/>
      <text:p text:style-name="P16"><text:span text:style-name="T1">A long-term series reading and discussing Bijan Khezri's 2022 book “Governing Continuous Transformation: </text:span><text:span text:style-name="T2">Re-framing the Strategy-Governan</text:span><text:span text:style-name="T3">ce Co</text:span><text:span text:style-name="T2">nversation.”</text:span></text:p>
      <text:p text:style-name="P7"/>
      <text:p text:style-name="P6"><text:a xlink:type="simple" xlink:href="https://link.springer.com/book/10.1007/978-3-030-95473-4" text:style-name="Internet_20_link" text:visited-style-name="Visited_20_Internet_20_Link">Governing Continuous Transformation | SpringerLink</text:a></text:p>
      <text:p text:style-name="P6"><text:a xlink:type="simple" xlink:href="https://link.springer.com/book/10.1007/978-3-030-95473-4" text:style-name="Internet_20_link" text:visited-style-name="Visited_20_Internet_20_Link">https://link.springer.com/book/10.1007/978-3-030-95473-4</text:a></text:p>
      <text:p text:style-name="P6"/>
      <text:p text:style-name="P10"/>
      <text:p text:style-name="P5">Presented by Active Inference Institute in 2022</text:p>
      <text:p text:style-name="P13"/>
      <text:p text:style-name="P13"/>
      <text:h text:style-name="P1" text:outline-level="1"><text:span text:style-name="T11">AcII </text:span><text:span text:style-name="T4">Session </text:span><text:span text:style-name="T6">0</text:span><text:span text:style-name="T8">0</text:span><text:span text:style-name="T9">1</text:span><text:span text:style-name="T6">.</text:span><text:span text:style-name="T9">0</text:span><text:span text:style-name="T7">1</text:span>, <text:span text:style-name="T11">Dec</text:span><text:span text:style-name="T8">ember </text:span><text:span text:style-name="T9">6</text:span><text:span text:style-name="T4">, 2022</text:span></text:h>
      <text:p text:style-name="P28"/>
      <text:p text:style-name="P28"><text:a xlink:type="simple" xlink:href="https://www.youtube.com/watch?v=thO3nsvgego" text:style-name="Internet_20_link" text:visited-style-name="Visited_20_Internet_20_Link"><text:span text:style-name="T13">https://www.youtube.com/watch?v=thO3nsvgego</text:span></text:a></text:p>
      <text:p text:style-name="P28"/>
      <text:p text:style-name="P30"/>
      <text:p text:style-name="P8">A first participatory reading and discussion of Bijan's book.</text:p>
      <text:p text:style-name="P24"/>
      <text:p text:style-name="P3"/>
      <text:h text:style-name="P19" text:outline-level="2"><text:span text:style-name="T5">SESSION SPEAKER</text:span>S</text:h>
      <text:p text:style-name="P4">Daniel Friedman, Bleu Knight, Tyler Sullberg</text:p>
      <text:p text:style-name="P2"/>
      <text:p text:style-name="P2"/>
      <text:h text:style-name="P20" text:outline-level="2">CONTENTS</text:h>
      <table:table table:name="Table1" table:style-name="Table1">
        <table:table-column table:style-name="Table1.A"/>
        <table:table-column table:style-name="Table1.B"/>
        <table:table-row table:style-name="Table1.1">
          <table:table-cell table:style-name="Table1.A1" office:value-type="string">
            <text:p text:style-name="P11">00:07</text:p>
          </table:table-cell>
          <table:table-cell table:style-name="Table1.A1" office:value-type="string">
            <text:p text:style-name="P12">Bookstream 001.01: Continuous Transformation</text:p>
          </table:table-cell>
        </table:table-row>
        <table:table-row table:style-name="Table1.1">
          <table:table-cell table:style-name="Table1.A1" office:value-type="string">
            <text:p text:style-name="P11">03:25</text:p>
          </table:table-cell>
          <table:table-cell table:style-name="Table1.A1" office:value-type="string">
            <text:p text:style-name="P12">A Taste of the First Session</text:p>
          </table:table-cell>
        </table:table-row>
        <table:table-row table:style-name="Table1.1">
          <table:table-cell table:style-name="Table1.A1" office:value-type="string">
            <text:p text:style-name="P11">04:45</text:p>
          </table:table-cell>
          <table:table-cell table:style-name="Table1.A1" office:value-type="string">
            <text:p text:style-name="P12">Free Energy Governance: The Book Review</text:p>
          </table:table-cell>
        </table:table-row>
        <table:table-row table:style-name="Table1.1">
          <table:table-cell table:style-name="Table1.A1" office:value-type="string">
            <text:p text:style-name="P11">06:25</text:p>
          </table:table-cell>
          <table:table-cell table:style-name="Table1.A1" office:value-type="string">
            <text:p text:style-name="P12">The Free Energy Principle and Markov Blankets</text:p>
          </table:table-cell>
        </table:table-row>
        <table:table-row table:style-name="Table1.1">
          <table:table-cell table:style-name="Table1.A1" office:value-type="string">
            <text:p text:style-name="P11">08:06</text:p>
          </table:table-cell>
          <table:table-cell table:style-name="Table1.A1" office:value-type="string">
            <text:p text:style-name="P12">Grounding firms in the framework of Active Inference</text:p>
          </table:table-cell>
        </table:table-row>
        <table:table-row table:style-name="Table1.1">
          <table:table-cell table:style-name="Table1.A1" office:value-type="string">
            <text:p text:style-name="P11">10:34</text:p>
          </table:table-cell>
          <table:table-cell table:style-name="Table1.A1" office:value-type="string">
            <text:p text:style-name="P12">Determinism vs Probabilistic Truth in Machine Learning</text:p>
          </table:table-cell>
        </table:table-row>
        <table:table-row table:style-name="Table1.1">
          <table:table-cell table:style-name="Table1.A1" office:value-type="string">
            <text:p text:style-name="P11">14:22</text:p>
          </table:table-cell>
          <table:table-cell table:style-name="Table1.A1" office:value-type="string">
            <text:p text:style-name="P12">Inferring from the “Four Es”</text:p>
          </table:table-cell>
        </table:table-row>
        <table:table-row table:style-name="Table1.1">
          <table:table-cell table:style-name="Table1.A1" office:value-type="string">
            <text:p text:style-name="P11">18:25</text:p>
          </table:table-cell>
          <table:table-cell table:style-name="Table1.A1" office:value-type="string">
            <text:p text:style-name="P12">Temporal Thickness and Counterfactual Depth in the Mind</text:p>
          </table:table-cell>
        </table:table-row>
        <table:table-row table:style-name="Table1.1">
          <table:table-cell table:style-name="Table1.A1" office:value-type="string">
            <text:p text:style-name="P11">19:30</text:p>
          </table:table-cell>
          <table:table-cell table:style-name="Table1.A1" office:value-type="string">
            <text:p text:style-name="P12">Strategy Governance Models vs Meta Governance</text:p>
          </table:table-cell>
        </table:table-row>
        <table:table-row table:style-name="Table1.1">
          <table:table-cell table:style-name="Table1.A1" office:value-type="string">
            <text:p text:style-name="P11">24:36</text:p>
          </table:table-cell>
          <table:table-cell table:style-name="Table1.A1" office:value-type="string">
            <text:p text:style-name="P12">The Governance of the Firm</text:p>
          </table:table-cell>
        </table:table-row>
        <table:table-row table:style-name="Table1.1">
          <table:table-cell table:style-name="Table1.A1" office:value-type="string">
            <text:p text:style-name="P11">25:26</text:p>
          </table:table-cell>
          <table:table-cell table:style-name="Table1.A1" office:value-type="string">
            <text:p text:style-name="P12">Incentive-based meta-governance</text:p>
          </table:table-cell>
        </table:table-row>
        <table:table-row table:style-name="Table1.1">
          <table:table-cell table:style-name="Table1.A1" office:value-type="string">
            <text:p text:style-name="P11">26:47</text:p>
          </table:table-cell>
          <table:table-cell table:style-name="Table1.A1" office:value-type="string">
            <text:p text:style-name="P12">Hyperpriator</text:p>
          </table:table-cell>
        </table:table-row>
        <text:soft-page-break/>
        <table:table-row table:style-name="Table1.1">
          <table:table-cell table:style-name="Table1.A1" office:value-type="string">
            <text:p text:style-name="P11">27:42</text:p>
          </table:table-cell>
          <table:table-cell table:style-name="Table1.A1" office:value-type="string">
            <text:p text:style-name="P12">Inertemic Foraging and the Trade-Off</text:p>
          </table:table-cell>
        </table:table-row>
        <table:table-row table:style-name="Table1.1">
          <table:table-cell table:style-name="Table1.A1" office:value-type="string">
            <text:p text:style-name="P11">29:48</text:p>
          </table:table-cell>
          <table:table-cell table:style-name="Table1.A1" office:value-type="string">
            <text:p text:style-name="P12">The Triplet Structure of Free Energy Governance</text:p>
          </table:table-cell>
        </table:table-row>
        <table:table-row table:style-name="Table1.1">
          <table:table-cell table:style-name="Table1.A1" office:value-type="string">
            <text:p text:style-name="P11">30:39</text:p>
          </table:table-cell>
          <table:table-cell table:style-name="Table1.A1" office:value-type="string">
            <text:p text:style-name="P12">Top-down vs bottom-up decision making</text:p>
          </table:table-cell>
        </table:table-row>
        <table:table-row table:style-name="Table1.1">
          <table:table-cell table:style-name="Table1.A1" office:value-type="string">
            <text:p text:style-name="P11">32:45</text:p>
          </table:table-cell>
          <table:table-cell table:style-name="Table1.A1" office:value-type="string">
            <text:p text:style-name="P12">Cognition; The Real World</text:p>
          </table:table-cell>
        </table:table-row>
        <table:table-row table:style-name="Table1.1">
          <table:table-cell table:style-name="Table1.A1" office:value-type="string">
            <text:p text:style-name="P11">37:13</text:p>
          </table:table-cell>
          <table:table-cell table:style-name="Table1.A1" office:value-type="string">
            <text:p text:style-name="P12">Have I Got Anything to add?</text:p>
          </table:table-cell>
        </table:table-row>
        <table:table-row table:style-name="Table1.1">
          <table:table-cell table:style-name="Table1.A1" office:value-type="string">
            <text:p text:style-name="P11">38:11</text:p>
          </table:table-cell>
          <table:table-cell table:style-name="Table1.A1" office:value-type="string">
            <text:p text:style-name="P12">Antirealist vs Realist in Management Science</text:p>
          </table:table-cell>
        </table:table-row>
        <table:table-row table:style-name="Table1.1">
          <table:table-cell table:style-name="Table1.A1" office:value-type="string">
            <text:p text:style-name="P11">43:56</text:p>
          </table:table-cell>
          <table:table-cell table:style-name="Table1.A1" office:value-type="string">
            <text:p text:style-name="P12">Reimagining Strategy: How to survive and thrive in the era</text:p>
          </table:table-cell>
        </table:table-row>
        <table:table-row table:style-name="Table1.1">
          <table:table-cell table:style-name="Table1.A1" office:value-type="string">
            <text:p text:style-name="P11">45:01</text:p>
          </table:table-cell>
          <table:table-cell table:style-name="Table1.A1" office:value-type="string">
            <text:p text:style-name="P12">Environmental complexity and velocity in strategy and governance</text:p>
          </table:table-cell>
        </table:table-row>
        <table:table-row table:style-name="Table1.1">
          <table:table-cell table:style-name="Table1.A1" office:value-type="string">
            <text:p text:style-name="P11">48:26</text:p>
          </table:table-cell>
          <table:table-cell table:style-name="Table1.A1" office:value-type="string">
            <text:p text:style-name="P12">On the Need for More Discontinuity</text:p>
          </table:table-cell>
        </table:table-row>
        <table:table-row table:style-name="Table1.1">
          <table:table-cell table:style-name="Table1.A1" office:value-type="string">
            <text:p text:style-name="P11">50:33</text:p>
          </table:table-cell>
          <table:table-cell table:style-name="Table1.A1" office:value-type="string">
            <text:p text:style-name="P12">Time cost of information science</text:p>
          </table:table-cell>
        </table:table-row>
        <table:table-row table:style-name="Table1.1">
          <table:table-cell table:style-name="Table1.A1" office:value-type="string">
            <text:p text:style-name="P11">52:49</text:p>
          </table:table-cell>
          <table:table-cell table:style-name="Table1.A1" office:value-type="string">
            <text:p text:style-name="P12">In the Know: The Inferminist Machine</text:p>
          </table:table-cell>
        </table:table-row>
        <table:table-row table:style-name="Table1.1">
          <table:table-cell table:style-name="Table1.A1" office:value-type="string">
            <text:p text:style-name="P11">54:57</text:p>
          </table:table-cell>
          <table:table-cell table:style-name="Table1.A1" office:value-type="string">
            <text:p text:style-name="P12">Nonhierarchical Organizations in the Future</text:p>
          </table:table-cell>
        </table:table-row>
        <table:table-row table:style-name="Table1.1">
          <table:table-cell table:style-name="Table1.A1" office:value-type="string">
            <text:p text:style-name="P11">57:15</text:p>
          </table:table-cell>
          <table:table-cell table:style-name="Table1.A1" office:value-type="string">
            <text:p text:style-name="P12">Exploring Hohwy: The Art of Strategic Design</text:p>
          </table:table-cell>
        </table:table-row>
      </table:table>
      <text:p text:style-name="Standard"/>
      <text:p text:style-name="P2"/>
      <text:h text:style-name="P21" text:outline-level="2">TRANSCRIPT</text:h>
      <text:p text:style-name="P14">00:07 Daniel:</text:p>
      <text:p text:style-name="P14">Hello and welcome everyone. It's December 6, 2022. We're in ActInf Livestream number 001.01 (a numbering convention that will be explained soon). It's a discussion on the book "Governing Continuous Transformation by Bijan Khezri. And I'll pass the Bleu.</text:p>
      <text:p text:style-name="P14"/>
      <text:p text:style-name="P14">00:30 Bleu:</text:p>
      <text:p text:style-name="P14">Hi everyone. I guess that's my job is to explain the bookstream numbering. So this is our first bookstream. That's why it's bookstream zero, zero, one. And this is our first zero contextualization video for this bookstream series.</text:p>
      <text:p text:style-name="P14">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14">And I'm an independent researcher in New Mexico and I will pass it off to Tyler. First time appearance, I think, in the active Coherence Institute. So Tyler, do you want to introduce yourself?</text:p>
      <text:p text:style-name="P14"/>
      <text:p text:style-name="P14">01:26 Tyler:</text:p>
      <text:p text:style-name="P14">Yeah. Cool.</text:p>
      <text:p text:style-name="P14">Thanks for having me. This is my first time here, active inference lab. So I have an unusual background. I actually dot one from an academic background at all. A lot chaos been about applied governance.</text:p>
      <text:p text:style-name="P14">So I actually started as a strategy consultant working in major correlation. More recently gotten more into Dow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14">It's a lot of times I think about Dow governance but most recently it's Beren thinking about active <text:soft-page-break/>inference and implications for real world settings.</text:p>
      <text:p text:style-name="P14">Conor awesome.</text:p>
      <text:p text:style-name="P14"/>
      <text:p text:style-name="P14">02:14 Bleu:</text:p>
      <text:p text:style-name="P14">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14">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14">03:20 So get in touch if you want to partake in these conversations.</text:p>
      <text:p text:style-name="P14">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14"/>
      <text:p text:style-name="P14">03:46 Tyler:</text:p>
      <text:p text:style-name="P14">Yeah.</text:p>
      <text:p text:style-name="P14">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14">Cool.</text:p>
      <text:p text:style-name="P14"/>
      <text:p text:style-name="P14">04:26 Bleu:</text:p>
      <text:p text:style-name="P14">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14">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14">So this is like our roadmap for a book. But this Bookmap software is used in trading. So if you guys <text:soft-page-break/>have never seen it, that's what these graphs are from. So when I think about Bookmap, I always think about that. Okay, so our roadmap for today.</text:p>
      <text:p text:style-name="P14">So we're going to get into the preface.</text:p>
      <text:p text:style-name="P14">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14">So here is a huge list of preorders of keywords that we're going to get into today. And I think Tyler is going to start us off in section one in the preface, in the summary of the free energy principle, tyler is going to start us off talking about the FEP.</text:p>
      <text:p text:style-name="P14">Tyler.</text:p>
      <text:p text:style-name="P14"/>
      <text:p text:style-name="P14">06:28 Tyler:</text:p>
      <text:p text:style-name="P14">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14"/>
      <text:p text:style-name="P14">06:58 Bleu:</text:p>
      <text:p text:style-name="P14">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14"/>
      <text:p text:style-name="P14">07:16 Tyler:</text:p>
      <text:p text:style-name="P14">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14">Again, huge topic. Not going to go super into it. What's going to add anything?</text:p>
      <text:p text:style-name="P14"/>
      <text:p text:style-name="P14">07:50 Bleu:</text:p>
      <text:p text:style-name="P14">Bleu no, it's great. And there are many live streams, really, if you want to get into probably the Emperor's new Markov blanket.</text:p>
      <text:p text:style-name="P14">So it's maybe where we undertake, like, a very thorough discussion of the Markov blanket. If you want more information there.</text:p>
      <text:p text:style-name="P14"><text:soft-page-break/></text:p>
      <text:p text:style-name="P14">08:05 Tyler:</text:p>
      <text:p text:style-name="P14">Cool.</text:p>
      <text:p text:style-name="P14"/>
      <text:p text:style-name="P14">08:06 Bleu:</text:p>
      <text:p text:style-name="P14">All right. So grounding firms in the framework of active inference.</text:p>
      <text:p text:style-name="P14">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14">So there's a lot there. So I think these next keyword slides hopefully will unpack it a little bit.</text:p>
      <text:p text:style-name="P14">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14">And these are the ways in which an agent can interact with this world. Do either of you guys have anything to add here? Daniel.</text:p>
      <text:p text:style-name="P14"/>
      <text:p text:style-name="P14">09:58 Tyler:</text:p>
      <text:p text:style-name="P14">Sure.</text:p>
      <text:p text:style-name="P14"/>
      <text:p text:style-name="P14">10:01 Daniel:</text:p>
      <text:p text:style-name="P14">In that foraging, I found it really interesting when there's increased fluidity or fuzziness or blurriness of the engagement of the firm with the niche or the context of the community.</text:p>
      <text:p text:style-name="P14">In those cases, it's like more important to have and uncertainty oriented definition of what the thing is. And that is what confronts every organization today.</text:p>
      <text:p text:style-name="P14"/>
      <text:p text:style-name="P14">10:30 Bleu:</text:p>
      <text:p text:style-name="P14">Yeah, interesting.</text:p>
      <text:p text:style-name="P14">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14">What do people talk about? What is deterministic truth? And I found this paper approaching deterministic and Probabilistic truth a unified account. And in this paper, it's a 2021 paper. So pretty new.</text:p>
      <text:p text:style-name="P14">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14">11:34 The truth is one of those things.</text:p>
      <text:p text:style-name="P14">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14"/>
      <text:p text:style-name="P14">12:00 Tyler:</text:p>
      <text:p text:style-name="P14">Yeah, I think. Oh, sorry.</text:p>
      <text:p text:style-name="P14">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14"/>
      <text:p text:style-name="P14">12:41 Bleu:</text:p>
      <text:p text:style-name="P14">Yeah, very cool. And we see that in this generative self organizing model. Again, this is kind of like it was cool to just search up what is a self organizing model. And we see generative model a lot. We don't really see self organizing model.</text:p>
      <text:p text:style-name="P14">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14">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14">13:43 And on the right there's a generative model like it's a cat with some degree of certainty or it's a dog with some degree of certainty. And so you see these like probability distributions.</text:p>
      <text:p text:style-name="P14">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14">Do you guys have anything to add here?</text:p>
      <text:p text:style-name="P14"/>
      <text:p text:style-name="P14">14:22 Tyler:</text:p>
      <text:p text:style-name="P14">Cool.</text:p>
      <text:p text:style-name="P14"><text:soft-page-break/></text:p>
      <text:p text:style-name="P14">14:22 Bleu:</text:p>
      <text:p text:style-name="P14">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14">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14">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14">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14">It's doing goal directed action in the real world, inactive and sophisticated, or do you guys have anything to add there on the Four East?</text:p>
      <text:p text:style-name="P14">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14">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14">So we talk about the way that a system can decide and go forward in space.</text:p>
      <text:p text:style-name="P14">17:36 So that's what's meant by sophisticated, I think.</text:p>
      <text:p text:style-name="P14"/>
      <text:p text:style-name="P14">17:41 Daniel:</text:p>
      <text:p text:style-name="P14">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14"><text:soft-page-break/></text:p>
      <text:p text:style-name="P14">18:22 Bleu:</text:p>
      <text:p text:style-name="P14">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14">They appear to do so simply because existence itself is the end point of a process of reasoning. Consciousness, I'd contend, is nothing greater than inference about my future. And in this this is from Bijon's book, but he's quoting Karl Friston 2017 paper.</text:p>
      <text:p text:style-name="P14">So that temporal thickness goes back to the Sophistication, which is why so here you can see how far back you can post it. If I had done something differently, what could have happened?</text:p>
      <text:p text:style-name="P14">19:24 This counterfactual reasoning and then prediction going forward into the future. Okay, going on to strategy governance models versus meta governance. All right, so I'm kind of out of my comfort zone here.</text:p>
      <text:p text:style-name="P14">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14">Tyler, do you want to give any additional comments here on this?</text:p>
      <text:p text:style-name="P14"/>
      <text:p text:style-name="P14">20:23 Tyler:</text:p>
      <text:p text:style-name="P14">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14">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14">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14">It's a lot more linear and not doesn't have that cyclical causality baked into it.</text:p>
      <text:p text:style-name="P14"><text:soft-page-break/></text:p>
      <text:p text:style-name="P14">21:47 Bleu:</text:p>
      <text:p text:style-name="P14">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14">So it's action and perception that are happening simultaneously. And I think that is the shift that Bijan is calling for, as he says.</text:p>
      <text:p text:style-name="P14"/>
      <text:p text:style-name="P14">22:19 Tyler:</text:p>
      <text:p text:style-name="P14">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14">And so that's why this is fun.</text:p>
      <text:p text:style-name="P14"/>
      <text:p text:style-name="P14">22:45 Bleu:</text:p>
      <text:p text:style-name="P14">To talk about, that's for sure. Why like, what is deterministic truth? Where is that reality? And it all kind of links together.</text:p>
      <text:p text:style-name="P14">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14">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14"/>
      <text:p text:style-name="P14">23:38 Tyler:</text:p>
      <text:p text:style-name="P14">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14">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14">A lot of these ideas that we're talking about now, they're not necessarily new, especially like startup world, but there hasn't been great language. We're talking about it.</text:p>
      <text:p text:style-name="P14"/>
      <text:p text:style-name="P14">24:34 Bleu:</text:p>
      <text:p text:style-name="P14"><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14">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14"/>
      <text:p text:style-name="P14">25:26 Daniel:</text:p>
      <text:p text:style-name="P14">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14">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14">26:36 So it really brings integrity between thinking about what happens, like, within and across groups.</text:p>
      <text:p text:style-name="P14"/>
      <text:p text:style-name="P14">26:46 Bleu:</text:p>
      <text:p text:style-name="P14">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14">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14">Seth in some way, anything to and here. All right, epistemic foraging. I pulled this from active inference and learning.</text:p>
      <text:p text:style-name="P14">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14">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14"/>
      <text:p text:style-name="P14">28:51 Tyler:</text:p>
      <text:p text:style-name="P14">Yeah, I could just give a concrete example of that because it's especially true in software engineering, where that is actually framed in explicitly these terms in growth organizations.</text:p>
      <text:p text:style-name="P14">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14">And so this exact trade off is very much explicitly thought of in a lot of type organizations.</text:p>
      <text:p text:style-name="P14"/>
      <text:p text:style-name="P14">29:36 Bleu:</text:p>
      <text:p text:style-name="P14">Very cool. Thank you. Yeah. So epistemic foraging is like searching around for epistemic, seeking out epistemic value. Okay, so moving on to the triplet structure of free energy governance.</text:p>
      <text:p text:style-name="P14">Tyler, this is for you.</text:p>
      <text:p text:style-name="P14"/>
      <text:p text:style-name="P14">29:56 Tyler:</text:p>
      <text:p text:style-name="P14">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14">There is structure, cognition and then capabilities. So we'll go through each of these in turn. All right. Structure. So sorry, this is confusing.</text:p>
      <text:p text:style-name="P14">That header is wrong. Just get to the next slide.</text:p>
      <text:p text:style-name="P14">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14">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14">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14">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14">Anything to add there? Virginia? Alright, let's go to the next one. Cognition. Alright, so cognition embraces the environment as enacted through relationships and interactions constructed in our brains.</text:p>
      <text:p text:style-name="P14">Environment is not objectively, act or independently exists, but is revealed by a firm's action or perceptions that those very actions generate. In fact, the consequences of a firm's activity controls its eagle niche.</text:p>
      <text:p text:style-name="P14">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14">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14">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14">Daniel in Bleu and, and anything there.</text:p>
      <text:p text:style-name="P14"/>
      <text:p text:style-name="P14">34:37 Bleu:</text:p>
      <text:p text:style-name="P14">Is it like actively perceive or actively.</text:p>
      <text:p text:style-name="P14"/>
      <text:p text:style-name="P14">34:39 Tyler:</text:p>
      <text:p text:style-name="P14">Create active sorry, active states a better.</text:p>
      <text:p text:style-name="P14"/>
      <text:p text:style-name="P14">34:43 Bleu:</text:p>
      <text:p text:style-name="P14">Way of saying it, or both. I mean, I think you have to be actively perceiving, but I don't know, I think it's a rare treat when someone takes responsibility or even like a company takes responsibility for the reality that they're creating.</text:p>
      <text:p text:style-name="P14">And like we see this especially like in tech companies, like, I don't know, Facebook and I mean, just like a lot of the technology has been life changing and world changing. So like they're really actively <text:soft-page-break/>creating reality.</text:p>
      <text:p text:style-name="P14"/>
      <text:p text:style-name="P14">35:13 Daniel:</text:p>
      <text:p text:style-name="P14">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14">And so it's a way to talk about what the entire action perception loop is with all of its different inward facing and outward facing dynamics.</text:p>
      <text:p text:style-name="P14"/>
      <text:p text:style-name="P14">36:01 Tyler:</text:p>
      <text:p text:style-name="P14">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14"/>
      <text:p text:style-name="P14">36:47 Bleu:</text:p>
      <text:p text:style-name="P14">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14"/>
      <text:p text:style-name="P14">37:12 Tyler:</text:p>
      <text:p text:style-name="P14">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14">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14"/>
      <text:p text:style-name="P14">38:06 Bleu:</text:p>
      <text:p text:style-name="P14">That no good.</text:p>
      <text:p text:style-name="P14">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14">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14">They listen to and sense what wants to emerge. They are the enacting designers of their very eco niche. For these companies, strategy is rather a matter of ex postsense making than ex ants long term planning. It is a matter of survival.</text:p>
      <text:p text:style-name="P14">40:16 And I just thought that that was maybe a good example of this ants realism thing that he was talking about here.</text:p>
      <text:p text:style-name="P14">Do you guys have an idea that.</text:p>
      <text:p text:style-name="P14"/>
      <text:p text:style-name="P14">40:27 Tyler:</text:p>
      <text:p text:style-name="P14">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14">There's been attention, I've been kind of feeling throughout the book as well. Is it that this entity is trying to exist or needs to exist? Or is it something that is more distributed and decentralized, is more appropriate in certain cases?</text:p>
      <text:p text:style-name="P14"/>
      <text:p text:style-name="P14">41:12 Bleu:</text:p>
      <text:p text:style-name="P14">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14">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14"><text:soft-page-break/></text:p>
      <text:p text:style-name="P14">41:54 Tyler:</text:p>
      <text:p text:style-name="P14">Right.</text:p>
      <text:p text:style-name="P14"/>
      <text:p text:style-name="P14">41:54 Bleu:</text:p>
      <text:p text:style-name="P14">So I feel like maybe that might be a lot of what's happening, but perhaps in this creation and then unsupporting creation and unsupporting, Google is continuously generating epistemic knowledge.</text:p>
      <text:p text:style-name="P14">Right? It's epistemic foraging and learning about the niche and what people like and what they will use on the grand scheme.</text:p>
      <text:p text:style-name="P14"/>
      <text:p text:style-name="P14">42:13 Tyler:</text:p>
      <text:p text:style-name="P14">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14">And so there is a legitimate argument, too, of the limits to which you can explore. Maybe I don't know, that's probably out of scope for our discussion today. But Daniel? Yeah.</text:p>
      <text:p text:style-name="P14"/>
      <text:p text:style-name="P14">42:41 Daniel:</text:p>
      <text:p text:style-name="P14">Just one short note.</text:p>
      <text:p text:style-name="P14">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14">43:43 Even that's like too deep for this current discussion. It's just a purely pragmatic approach to thinking about and modeling these kinds of scenarios.</text:p>
      <text:p text:style-name="P14"/>
      <text:p text:style-name="P14">43:55 Bleu:</text:p>
      <text:p text:style-name="P14">Very cool. All right, what else? Okay, so here we are. We got through the preface. That was the preface.</text:p>
      <text:p text:style-name="P14">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14">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14">All right, chapter one. Thinking. Beren of curiosity. Revolt and change. All right, here's our abstract.</text:p>
      <text:p text:style-name="P14">Tyler, I'm going to let you read this one.</text:p>
      <text:p text:style-name="P14"/>
      <text:p text:style-name="P14">45:01 Tyler:</text:p>
      <text:p text:style-name="P14">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14">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14"/>
      <text:p text:style-name="P14">45:40 Bleu:</text:p>
      <text:p text:style-name="P14">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14">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14">Thinking born of curiosity, revolt, and change. And that's a quote from Cerritelli 2021.</text:p>
      <text:p text:style-name="P14"/>
      <text:p text:style-name="P14">46:30 Tyler:</text:p>
      <text:p text:style-name="P14">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14">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14">47:36 And I think this kind of former approach of strategy is very much encapsulated by like Six Sigma design. I don't know if you guys are familiar with that.</text:p>
      <text:p text:style-name="P14"><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14">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14">48:43 And so we say it's not discontinuity. It's really about this gap between perceiving the world and saying, okay, how are we going to take action?</text:p>
      <text:p text:style-name="P14">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14">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14">49:45 And so he's trying to sound this optimistic note that, hey, not all is lost.</text:p>
      <text:p text:style-name="P14">There is a way to update through this uncertainty.</text:p>
      <text:p text:style-name="P14"/>
      <text:p text:style-name="P14">49:54 Bleu:</text:p>
      <text:p text:style-name="P14">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14">So it's like the weird, like all this time analyzing or dumping it into moderating my efficiency is like wasting my efficiency.</text:p>
      <text:p text:style-name="P14"/>
      <text:p text:style-name="P14">50:33 Daniel:</text:p>
      <text:p text:style-name="P14">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14">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14"/>
      <text:p text:style-name="P14">51:32 Tyler:</text:p>
      <text:p text:style-name="P14">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14">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14">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14">54:02 It was from CEO of my last company, he Sajid. There's two types of product work. There's art and there's science. And the science work is like, hey, we know this works. We know we can speed up this checkout flow and it might get incrementally better.</text:p>
      <text:p text:style-name="P14">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14">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14">All right, anything that you guys want to add here before we go? Next slide.</text:p>
      <text:p text:style-name="P14">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14">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14"/>
      <text:p text:style-name="P14">55:34 Bleu:</text:p>
      <text:p text:style-name="P14">Right?</text:p>
      <text:p text:style-name="P14"/>
      <text:p text:style-name="P14">55:34 Tyler:</text:p>
      <text:p text:style-name="P14">And so if we kind of think about integrating information across different levels of the hierarchy like John was talking about, you can think about that from a more, like, rigorous academic perspective.</text:p>
      <text:p text:style-name="P14">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14">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14">So he says each tension human being sent the signpost telling us how the organization could evolve to better express its purpose.</text:p>
      <text:p text:style-name="P14">All right, anything you guys want to and in. Conor.</text:p>
      <text:p text:style-name="P14"/>
      <text:p text:style-name="P14">57:15 Bleu:</text:p>
      <text:p text:style-name="P14">So I don't know, anything else that you guys want to add. Just thanks for being here and going over this stuff with me. And is there anything else you're looking forward to or what's next?</text:p>
      <text:p text:style-name="P14"/>
      <text:p text:style-name="P14">57:29 Tyler:</text:p>
      <text:p text:style-name="P14">I'm really excited.</text:p>
      <text:p text:style-name="P14"/>
      <text:p text:style-name="P14">57:32 Daniel:</text:p>
      <text:p text:style-name="P14">Just logistically, how is the series going to continue?</text:p>
      <text:p text:style-name="P14"/>
      <text:p text:style-name="P14">57:36 Bleu:</text:p>
      <text:p text:style-name="P14">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14">So there's part one, part two, part three, and we will get in touch with the author and see maybe if he is willing to come and discuss some of these ideas with us and hopefully we'll have other people that want to participate in the discussions of the work.</text:p>
      <text:p text:style-name="P14"/>
      <text:p text:style-name="P14">58:13 Daniel:</text:p>
      <text:p text:style-name="P14">Tyler and then I'll give a thought.</text:p>
      <text:p text:style-name="P14"/>
      <text:p text:style-name="P14">58:15 Tyler:</text:p>
      <text:p text:style-name="P14">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14">Cool.</text:p>
      <text:p text:style-name="P14"/>
      <text:p text:style-name="P14">58:56 Daniel:</text:p>
      <text:p text:style-name="P14">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14">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12">E</text:span>xploit, attention and strategic dynamics, must happen also.</text:p>
      <text:p text:style-name="P14"/>
      <text:p text:style-name="P14">1:00:16 Bleu:</text:p>
      <text:p text:style-name="P14">Cool. Well, thanks for participating, <text:span text:style-name="T12">G</text:span>uys, and we'll see you next time.</text:p>
      <text:p text:style-name="P14"/>
      <text:p text:style-name="P14">1:00:23 Tyler:</text:p>
      <text:p text:style-name="P17">Bye, All!</text:p>
      <text:p text:style-name="P17"/>
      <text:h text:style-name="P18" text:outline-level="1"><text:span text:style-name="T11">AcII </text:span><text:span text:style-name="T4">Session </text:span><text:span text:style-name="T6">0</text:span><text:span text:style-name="T8">0</text:span><text:span text:style-name="T9">1</text:span><text:span text:style-name="T6">.</text:span><text:span text:style-name="T9">0</text:span><text:span text:style-name="T10">2</text:span>, <text:span text:style-name="T11">Dec</text:span><text:span text:style-name="T8">ember </text:span><text:span text:style-name="T10">13</text:span><text:span text:style-name="T4">, 2022</text:span></text:h>
      <text:p text:style-name="P29"/>
      <text:p text:style-name="P29"><text:span text:style-name="T13"/></text:p>
      <text:p text:style-name="P29"/>
      <text:p text:style-name="P31"/>
      <text:p text:style-name="P32"><text:span text:style-name="T14">Second </text:span>participatory reading and discussion of Bijan Khezri's 2022 book “Governing Continuous Transformation: <text:span text:style-name="T16">Re-framing the Strategy-Governance Conversation.”</text:span></text:p>
      <text:p text:style-name="P32"><text:span text:style-name="T16"/></text:p>
      <text:p text:style-name="P25"/>
      <text:h text:style-name="P23" text:outline-level="2"><text:span text:style-name="T5">SESSION SPEAKER</text:span>S</text:h>
      <text:p text:style-name="P26"/>
      <text:p text:style-name="P26"/>
      <text:p text:style-name="P26"/>
      <text:h text:style-name="P23" text:outline-level="2">CONTENTS</text:h>
      <text:p text:style-name="P34"><text:span text:style-name="T20"/></text:p>
      <text:p text:style-name="P34"><text:span text:style-name="T20"/></text:p>
      <text:p text:style-name="P34"><text:span text:style-name="T20"/></text:p>
      <text:h text:style-name="P22" text:outline-level="2">TRANSCRIPT</text:h>
      <text:p text:style-name="P34"><text:span text:style-name="T21"/></text:p>
      <text:p text:style-name="P34"><text:span text:style-name="T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h serif" svg:font-family="'Liberatioh serif'"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7T11:17:58.650000000</dc:date>
    <meta:editing-duration>PT3H38M27S</meta:editing-duration>
    <meta:editing-cycles>12</meta:editing-cycles>
    <meta:generator>LibreOffice/7.4.1.2$Windows_X86_64 LibreOffice_project/3c58a8f3a960df8bc8fd77b461821e42c061c5f0</meta:generator>
    <meta:document-statistic meta:table-count="1" meta:image-count="0" meta:object-count="0" meta:page-count="21" meta:paragraph-count="321" meta:word-count="10085" meta:character-count="58954" meta:non-whitespace-character-count="49190"/>
  </office:meta>
</office:document-meta>
</file>